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Arial, sans-serif"/>
    <style:font-face style:name="apple-system" svg:font-family="apple-system, system-ui, system-ui, 'Segoe UI', Roboto, Oxygen-Sans, Ubuntu, Cantarell, 'Helvetica Neue', Helvetica, Arial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596cm" fo:margin-left="0cm" table:align="left" style:writing-mode="lr-tb"/>
    </style:style>
    <style:style style:name="Table1.A" style:family="table-column">
      <style:table-column-properties style:column-width="3.9cm"/>
    </style:style>
    <style:style style:name="Table1.B" style:family="table-column">
      <style:table-column-properties style:column-width="11.696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23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Table1.B23" style:family="table-cell">
      <style:table-cell-properties fo:background-color="transparent" fo:padding="0.097cm" fo:border-left="0.5pt solid #000000" fo:border-right="0.5pt solid #000000" fo:border-top="none" fo:border-bottom="none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238b9e"/>
    </style:style>
    <style:style style:name="P3" style:family="paragraph" style:parent-style-name="Standard">
      <style:paragraph-properties fo:text-align="start" style:justify-single-word="false"/>
      <style:text-properties officeooo:paragraph-rsid="0021a516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21a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238b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23b0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c377" officeooo:paragraph-rsid="0027c3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1781" officeooo:paragraph-rsid="002b17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31e2" officeooo:paragraph-rsid="003531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824" officeooo:paragraph-rsid="003b7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666666" style:text-outline="false" style:text-line-through-style="none" style:text-line-through-type="none" style:font-name="Open Sans" fo:font-size="8.85000038146973pt" fo:letter-spacing="normal" fo:font-style="normal" fo:text-shadow="none" style:text-underline-style="none" fo:font-weight="bold" officeooo:rsid="001ff3cd" officeooo:paragraph-rsid="0023b0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officeooo:rsid="0076df99" officeooo:paragraph-rsid="0076df99"/>
    </style:style>
    <style:style style:name="P13" style:family="paragraph" style:parent-style-name="Standard">
      <style:paragraph-properties fo:text-align="start" style:justify-single-word="false" fo:break-before="page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1ff3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5d9a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a516" officeooo:paragraph-rsid="0021a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8b9e" officeooo:paragraph-rsid="00238b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b0dc" officeooo:paragraph-rsid="0023b0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bbe3" officeooo:paragraph-rsid="0026bb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a390" officeooo:paragraph-rsid="0029a3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cf37" officeooo:paragraph-rsid="0036cf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b7824" officeooo:paragraph-rsid="003b78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9e73" officeooo:paragraph-rsid="00419e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d338" officeooo:paragraph-rsid="0042d3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4afa1" officeooo:paragraph-rsid="0044af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34ec" officeooo:paragraph-rsid="004734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34c4" officeooo:paragraph-rsid="005034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2dcc" officeooo:paragraph-rsid="00522d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d9a33" officeooo:paragraph-rsid="005d9a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f0b68" officeooo:paragraph-rsid="005f0b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6c11" officeooo:paragraph-rsid="00606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1c6ef" officeooo:paragraph-rsid="0061c6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1be5" officeooo:paragraph-rsid="00661b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fb2ee" officeooo:paragraph-rsid="006fb2e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38110" officeooo:paragraph-rsid="007381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657d" officeooo:paragraph-rsid="008165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ff3cd" officeooo:paragraph-rsid="001ff3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4faff1" officeooo:paragraph-rsid="004faff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d9a33" officeooo:paragraph-rsid="005d9a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rsid="005d9a33" officeooo:paragraph-rsid="005d9a33"/>
    </style:style>
    <style:style style:name="P41" style:family="paragraph" style:parent-style-name="Text_20_body">
      <style:paragraph-properties fo:text-align="start" style:justify-single-word="false"/>
      <style:text-properties fo:font-variant="normal" fo:text-transform="none" fo:color="#070707" style:text-outline="false" style:text-line-through-style="none" style:text-line-through-type="none" style:font-name="apple-system" fo:font-size="12pt" fo:font-style="normal" fo:text-shadow="none" style:text-underline-style="none" fo:font-weight="normal" officeooo:rsid="005d9a33" officeooo:paragraph-rsid="005d9a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666666" style:text-outline="false" style:text-line-through-style="none" style:text-line-through-type="none" style:font-name="Open Sans" fo:font-size="8.85000038146973pt" fo:letter-spacing="normal" fo:font-style="normal" fo:text-shadow="none" style:text-underline-style="none" fo:font-weight="bold" officeooo:rsid="001ff3cd" officeooo:paragraph-rsid="0023b0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text-properties officeooo:rsid="0082bb2d" officeooo:paragraph-rsid="0082bb2d"/>
    </style:style>
    <style:style style:name="P44" style:family="paragraph" style:parent-style-name="Heading_20_1">
      <style:text-properties officeooo:rsid="001deb6a" officeooo:paragraph-rsid="001deb6a"/>
    </style:style>
    <style:style style:name="P45" style:family="paragraph" style:parent-style-name="Heading_20_1">
      <style:paragraph-properties fo:text-align="start" style:justify-single-word="false"/>
      <style:text-properties fo:font-variant="normal" fo:text-transform="none" fo:color="#070707" style:text-outline="false" style:text-line-through-style="none" style:text-line-through-type="none" style:font-name="apple-system" fo:font-size="12pt" fo:font-style="normal" fo:text-shadow="none" style:text-underline-style="none" fo:font-weight="normal" officeooo:rsid="005d9a33" officeooo:paragraph-rsid="005d9a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Heading_20_1" style:master-page-name="First_20_Page">
      <style:paragraph-properties style:page-number="auto"/>
      <style:text-properties officeooo:rsid="001ff3cd" officeooo:paragraph-rsid="001ff3cd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f347a"/>
    </style:style>
    <style:style style:name="T4" style:family="text">
      <style:text-properties officeooo:rsid="001ff3cd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180857589" text:style-name="Outline">
        <text:list-item>
          <text:h text:style-name="P46" text:outline-level="1">Link</text:h>
        </text:list-item>
        <text:list-item>
          <text:h text:style-name="P44" text:outline-level="1">Flutter Beta <text:span text:style-name="T3">1.7</text:span>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4">7-9-2019</text:span>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1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7">Tema</text:p>
          </table:table-cell>
          <table:table-cell table:style-name="Table1.B1" office:value-type="string">
            <text:p text:style-name="P37">Link</text:p>
          </table:table-cell>
        </table:table-row>
        <table:table-row>
          <table:table-cell table:style-name="Table1.A2" office:value-type="string">
            <text:p text:style-name="P36">###</text:p>
          </table:table-cell>
          <table:table-cell table:style-name="Table1.B2" office:value-type="string">
            <text:p text:style-name="P2"><text:a xlink:type="simple" xlink:href="https://awesomeopensource.com/project/Solido/awesome-flutter" text:style-name="Internet_20_link" text:visited-style-name="Visited_20_Internet_20_Link">https://awesomeopensource.com/project/Solido/awesome-flutter</text:a></text:p>
          </table:table-cell>
        </table:table-row>
        <table:table-row>
          <table:table-cell table:style-name="Table1.A2" office:value-type="string">
            <text:p text:style-name="P31">accesibilidad</text:p>
          </table:table-cell>
          <table:table-cell table:style-name="Table1.B2" office:value-type="string">
            <text:p text:style-name="P2"><text:a xlink:type="simple" xlink:href="https://medium.com/flutter-community/developing-and-testing-accessible-app-in-flutter-1dc1d33c7eea" text:style-name="Internet_20_link" text:visited-style-name="Visited_20_Internet_20_Link">https://medium.com/flutter-community/developing-and-testing-accessible-app-in-flutter-1dc1d33c7eea</text:a></text:p>
          </table:table-cell>
        </table:table-row>
        <table:table-row>
          <table:table-cell table:style-name="Table1.A2" office:value-type="string">
            <text:p text:style-name="P25">Animaciones</text:p>
          </table:table-cell>
          <table:table-cell table:style-name="Table1.B2" office:value-type="string">
            <text:p text:style-name="P2"><text:a xlink:type="simple" xlink:href="https://www.2dimensions.com/" text:style-name="Internet_20_link" text:visited-style-name="Visited_20_Internet_20_Link">https://www.2dimensions.com</text:a></text:p>
          </table:table-cell>
        </table:table-row>
        <table:table-row>
          <table:table-cell table:style-name="Table1.A2" office:value-type="string">
            <text:p text:style-name="P35">api</text:p>
          </table:table-cell>
          <table:table-cell table:style-name="Table1.B2" office:value-type="string">
            <text:p text:style-name="P2"><text:a xlink:type="simple" xlink:href="https://medium.com/@rody.davis.jr/host-your-flutter-project-as-a-rest-api-751b8301f71f" text:style-name="Internet_20_link" text:visited-style-name="Visited_20_Internet_20_Link">https://medium.com/@rody.davis.jr/host-your-flutter-project-as-a-rest-api-751b8301f71f</text:a></text:p>
          </table:table-cell>
        </table:table-row>
        <table:table-row>
          <table:table-cell table:style-name="Table1.A2" office:value-type="string">
            <text:p text:style-name="P23">Aplicaciones gratis</text:p>
          </table:table-cell>
          <table:table-cell table:style-name="Table1.B2" office:value-type="string">
            <text:p text:style-name="P2"><text:a xlink:type="simple" xlink:href="https://www.lancetalent.com/blog/5-plataformas-crear-apps-gratis-ca/" text:style-name="Internet_20_link" text:visited-style-name="Visited_20_Internet_20_Link">https://www.lancetalent.com/blog/5-plataformas-crear-apps-gratis-ca/</text:a></text:p>
          </table:table-cell>
        </table:table-row>
        <table:table-row>
          <table:table-cell table:style-name="Table1.A2" office:value-type="string">
            <text:p text:style-name="P17">Auth</text:p>
          </table:table-cell>
          <table:table-cell table:style-name="Table1.B2" office:value-type="string">
            <text:p text:style-name="P2"><text:a xlink:type="simple" xlink:href="https://medium.com/flutter-community/flutter-implementing-google-sign-in-71888bca24ed" text:style-name="Internet_20_link" text:visited-style-name="Visited_20_Internet_20_Link">https://medium.com/flutter-community/flutter-implementing-google-sign-in-71888bca24ed</text:a></text:p>
            <text:p text:style-name="P2"><text:a xlink:type="simple" xlink:href="https://www.c-sharpcorner.com/article/otp-authentication-in-flutter-using-firebase/" text:style-name="Internet_20_link" text:visited-style-name="Visited_20_Internet_20_Link">https://www.c-sharpcorner.com/article/otp-authentication-in-flutter-using-firebase/</text:a></text:p>
            <text:p text:style-name="P5"><text:a xlink:type="simple" xlink:href="https://medium.com/@greg.perry/auth-in-flutter-97275b29b550" text:style-name="Internet_20_link" text:visited-style-name="Visited_20_Internet_20_Link">https://medium.com/@greg.perry/auth-in-flutter-97275b29b550</text:a></text:p>
            <text:p text:style-name="P5"/>
            <text:p text:style-name="P5"><text:a xlink:type="simple" xlink:href="https://medium.com/@jackwong_60367/sms-code-authentication-in-flutter-23d5071e084b" text:style-name="Internet_20_link" text:visited-style-name="Visited_20_Internet_20_Link">https://medium.com/@jackwong_60367/sms-code-authentication-in-flutter-23d5071e084b</text:a></text:p>
            <text:p text:style-name="P5"><text:a xlink:type="simple" xlink:href="https://proandroiddev.com/flutter-passwordless-authentication-a-guide-for-phone-email-login-6759252f4e" text:style-name="Internet_20_link" text:visited-style-name="Visited_20_Internet_20_Link">https://proandroiddev.com/flutter-passwordless-authentication-a-guide-for-phone-email-login-6759252f4e</text:a></text:p>
            <text:p text:style-name="P5"/>
            <text:p text:style-name="P5"><text:a xlink:type="simple" xlink:href="https://medium.com/@abeythilakeudara3/firebase-authentication-with-flutter-d403bf39a029" text:style-name="Internet_20_link" text:visited-style-name="Visited_20_Internet_20_Link">https://medium.com/@abeythilakeudara3/firebase-authentication-with-flutter-d403bf39a029</text:a></text:p>
            <text:p text:style-name="P5"/>
            <text:p text:style-name="P5"><text:a xlink:type="simple" xlink:href="https://medium.com/better-programming/simple-firebase-login-flow-in-flutter-6f44c2b5c58a" text:style-name="Internet_20_link" text:visited-style-name="Visited_20_Internet_20_Link">https://medium.com/better-programming/simple-firebase-login-flow-in-flutter-6f44c2b5c58a</text:a></text:p>
            <text:p text:style-name="P5"/>
            <text:p text:style-name="P5"><text:a xlink:type="simple" xlink:href="https://heartbeat.fritz.ai/firebase-user-authentication-in-flutter-1635fb175675" text:style-name="Internet_20_link" text:visited-style-name="Visited_20_Internet_20_Link">https://heartbeat.fritz.ai/firebase-user-authentication-in-flutter-1635fb175675</text:a></text:p>
            <text:p text:style-name="P5"/>
            <text:p text:style-name="P5"><text:soft-page-break/><text:a xlink:type="simple" xlink:href="https://proandroiddev.com/flutter-passwordless-authentication-a-guide-for-phone-email-login-6759252f4e" text:style-name="Internet_20_link" text:visited-style-name="Visited_20_Internet_20_Link">https://proandroiddev.com/flutter-passwordless-authentication-a-guide-for-phone-email-login-6759252f4e</text:a></text:p>
          </table:table-cell>
        </table:table-row>
        <table:table-row>
          <table:table-cell table:style-name="Table1.A2" office:value-type="string">
            <text:p text:style-name="P16">Bloc</text:p>
          </table:table-cell>
          <table:table-cell table:style-name="Table1.B2" office:value-type="string">
            <text:p text:style-name="P4"><text:a xlink:type="simple" xlink:href="https://www.youtube.com/watch?v=QDsKsrI-S5w&amp;list=PLtp7ENz9bQMR9swg8mB3Pr4fqOI5RFxiU" text:style-name="Internet_20_link" text:visited-style-name="Visited_20_Internet_20_Link">https://www.youtube.com/watch?v=QDsKsrI-S5w&amp;list=PLtp7ENz9bQMR9swg8mB3Pr4fqOI5RFxiU</text:a></text:p>
            <text:p text:style-name="P9">aca voy</text:p>
            <text:p text:style-name="P4"><text:a xlink:type="simple" xlink:href="https://www.youtube.com/watch?v=HS2jsM-yzq4&amp;list=PLtp7ENz9bQMR9swg8mB3Pr4fqOI5RFxiU&amp;index=4" text:style-name="Internet_20_link" text:visited-style-name="Visited_20_Internet_20_Link">https://www.youtube.com/watch?v=HS2jsM-yzq4&amp;list=PLtp7ENz9bQMR9swg8mB3Pr4fqOI5RFxiU&amp;index=4</text:a></text:p>
            <text:p text:style-name="P4"/>
            <text:p text:style-name="P3"><text:span text:style-name="T6"><text:s/></text:span><text:a xlink:type="simple" xlink:href="https://medium.com/comunidad-flutter/implementa-arquitectura-a-tu-proyecto-flutter-usando-el-patrón-bloc-2cb031722166" text:style-name="Internet_20_link" text:visited-style-name="Visited_20_Internet_20_Link">https://medium.com/comunidad-flutter/implementa-arquitectura-a-tu-proyecto-flutter-usando-el-patr%C3%B3n-bloc-2cb031722166</text:a></text:p>
            <text:p text:style-name="P3"><text:a xlink:type="simple" xlink:href="https://medium.com/flutterpub/architect-your-flutter-project-using-bloc-pattern-part-2-d8dd1eca9ba5" text:style-name="Internet_20_link" text:visited-style-name="Visited_20_Internet_20_Link">https://medium.com/flutterpub/architect-your-flutter-project-using-bloc-pattern-part-2-d8dd1eca9ba5</text:a></text:p>
            <text:p text:style-name="P3"/>
            <text:p text:style-name="P3"><text:a xlink:type="simple" xlink:href="https://dev.to/pedromassango/flutter-bloc-a-better-way-to-handle-navigation-4fig" text:style-name="Internet_20_link" text:visited-style-name="Visited_20_Internet_20_Link">https://dev.to/pedromassango/flutter-bloc-a-better-way-to-handle-navigation-4fig</text:a></text:p>
            <text:p text:style-name="P3"><text:a xlink:type="simple" xlink:href="https://www.youtube.com/watch?v=FEXbs-mgPu4" text:style-name="Internet_20_link" text:visited-style-name="Visited_20_Internet_20_Link">https://www.youtube.com/watch?v=FEXbs-mgPu4</text:a></text:p>
            <text:p text:style-name="P3"><text:a xlink:type="simple" xlink:href="https://www.youtube.com/watch?v=FEXbs-mgPu4&amp;t=6610s" text:style-name="Internet_20_link" text:visited-style-name="Visited_20_Internet_20_Link"/></text:p>
            <text:p text:style-name="P3"><text:a xlink:type="simple" xlink:href="https://simpleactivity435203168.wordpress.com/2019/10/05/firebase-authentication-with-flutter/" text:style-name="Internet_20_link" text:visited-style-name="Visited_20_Internet_20_Link">https://simpleactivity435203168.wordpress.com/2019/10/05/firebase-authentication-with-flutter/</text:a></text:p>
          </table:table-cell>
        </table:table-row>
        <table:table-row>
          <table:table-cell table:style-name="Table1.A2" office:value-type="string">
            <text:p text:style-name="P34">ci/cd</text:p>
          </table:table-cell>
          <table:table-cell table:style-name="Table1.B2" office:value-type="string">
            <text:p text:style-name="P14"><text:a xlink:type="simple" xlink:href="https://medium.com/better-programming/ci-cd-for-flutter-apps-using-github-actions-b833f8f7aac" text:style-name="Internet_20_link" text:visited-style-name="Visited_20_Internet_20_Link">https://medium.com/better-programming/ci-cd-for-flutter-apps-using-github-actions-b833f8f7aac</text:a></text:p>
            <text:p text:style-name="P14"><text:a xlink:type="simple" xlink:href="https://medium.com/better-programming/ci-cd-for-flutter-apps-using-github-actions-b833f8f7aac" text:style-name="Internet_20_link" text:visited-style-name="Visited_20_Internet_20_Link">https://medium.com/better-programming/ci-cd-for-flutter-apps-using-github-actions-b833f8f7aac</text:a></text:p>
          </table:table-cell>
        </table:table-row>
        <table:table-row>
          <table:table-cell table:style-name="Table1.A2" office:value-type="string">
            <text:p text:style-name="P30">Constructores</text:p>
          </table:table-cell>
          <table:table-cell table:style-name="Table1.B2" office:value-type="string">
            <text:p text:style-name="P14"><text:a xlink:type="simple" xlink:href="https://medium.com/flutter-community/deconstructing-dart-constructors-e3b553f583ef" text:style-name="Internet_20_link" text:visited-style-name="Visited_20_Internet_20_Link">https://medium.com/flutter-community/deconstructing-dart-constructors-e3b553f583ef</text:a></text:p>
          </table:table-cell>
        </table:table-row>
        <table:table-row>
          <table:table-cell table:style-name="Table1.A2" table:number-rows-spanned="2" office:value-type="string">
            <text:p text:style-name="P27">Diseño</text:p>
          </table:table-cell>
          <table:table-cell table:style-name="Table1.B2" office:value-type="string">
            <text:p text:style-name="P14"><text:a xlink:type="simple" xlink:href="https://giphy.com/" text:style-name="Internet_20_link" text:visited-style-name="Visited_20_Internet_20_Link">https://giphy.com</text:a></text:p>
            <text:p text:style-name="P29">Gif gratis</text:p>
          </table:table-cell>
        </table:table-row>
        <table:table-row>
          <table:covered-table-cell/>
          <table:table-cell table:style-name="Table1.B2" office:value-type="string">
            <text:p text:style-name="P15"><text:a xlink:type="simple" xlink:href="https://www.youtube.com/watch?v=mmjLcW68w24" text:style-name="Internet_20_link" text:visited-style-name="Visited_20_Internet_20_Link">https://www.youtube.com/watch?v=mmjLcW68w24</text:a></text:p>
            <text:p text:style-name="P29">Curso de makup del profe</text:p>
            <text:p text:style-name="P29"><text:a xlink:type="simple" xlink:href="https://www.youtube.com/watch?v=hpjBsDeST-g" text:style-name="Internet_20_link" text:visited-style-name="Visited_20_Internet_20_Link">https://www.youtube.com/watch?v=hpjBsDeST-g</text:a></text:p>
            <text:p text:style-name="P33"><text:soft-page-break/>juatinMind</text:p>
          </table:table-cell>
        </table:table-row>
        <table:table-row>
          <table:table-cell table:style-name="Table1.A2" table:number-rows-spanned="2" office:value-type="string">
            <text:p text:style-name="P27"/>
          </table:table-cell>
          <table:table-cell table:style-name="Table1.B2" office:value-type="string">
            <text:p text:style-name="P15"><text:a xlink:type="simple" xlink:href="https://rxlabz.github.io/panache_web/" text:style-name="Internet_20_link" text:visited-style-name="Visited_20_Internet_20_Link">https://rxlabz.github.io/panache_web/</text:a></text:p>
            <text:p text:style-name="P29">Manejo de Themes</text:p>
          </table:table-cell>
        </table:table-row>
        <table:table-row>
          <table:covered-table-cell/>
          <table:table-cell table:style-name="Table1.B2" office:value-type="string">
            <text:p text:style-name="P15"><text:a xlink:type="simple" xlink:href="https://pixabay.com/es/" text:style-name="Internet_20_link" text:visited-style-name="Visited_20_Internet_20_Link">https://pixabay.com/es/</text:a></text:p>
            <text:p text:style-name="P39">Imágenes y videos gratis</text:p>
            <text:p text:style-name="P40"><text:a xlink:type="simple" xlink:href="https://www.draw.io/" text:style-name="Internet_20_link" text:visited-style-name="Visited_20_Internet_20_Link"><text:span text:style-name="T5">https://www.draw.io/</text:span></text:a></text:p>
            <text:list xml:id="list163005894778363" text:continue-numbering="true" text:style-name="Outline">
              <text:list-item>
                <text:h text:style-name="P45" text:outline-level="1">Gravit, diseño online profesional para todos los públicos</text:h>
              </text:list-item>
            </text:list>
            <text:p text:style-name="P41"/>
            <text:p text:style-name="P29"><text:a xlink:type="simple" xlink:href="http://wiki.c2.com/?GuiPrototypingTools" text:style-name="Internet_20_link" text:visited-style-name="Visited_20_Internet_20_Link">http://wiki.c2.com/?GuiPrototypingTools</text:a></text:p>
          </table:table-cell>
        </table:table-row>
        <table:table-row>
          <table:table-cell table:style-name="Table1.A2" office:value-type="string">
            <text:p text:style-name="P14">Flutter textos</text:p>
          </table:table-cell>
          <table:table-cell table:style-name="Table1.B2" office:value-type="string">
            <text:p text:style-name="P14"><text:a xlink:type="simple" xlink:href="https://www.didierboelens.com/" text:style-name="Internet_20_link" text:visited-style-name="Visited_20_Internet_20_Link">https://www.didierboelens.com/</text:a></text:p>
          </table:table-cell>
        </table:table-row>
        <table:table-row>
          <table:table-cell table:style-name="Table1.A2" office:value-type="string">
            <text:p text:style-name="P26">Gestion de proyectos</text:p>
          </table:table-cell>
          <table:table-cell table:style-name="Table1.B2" office:value-type="string">
            <text:p text:style-name="P6"><text:a xlink:type="simple" xlink:href="https://visuresolutions.es/" text:style-name="Internet_20_link" text:visited-style-name="Visited_20_Internet_20_Link">https://visuresolutions.es</text:a></text:p>
            <text:p text:style-name="P6"><text:a xlink:type="simple" xlink:href="https://gapp-unit.monday.com/" text:style-name="Internet_20_link" text:visited-style-name="Visited_20_Internet_20_Link">https://gapp-unit.monday.com/</text:a></text:p>
          </table:table-cell>
        </table:table-row>
        <table:table-row>
          <table:table-cell table:style-name="Table1.A2" office:value-type="string">
            <text:p text:style-name="P38">iconos</text:p>
          </table:table-cell>
          <table:table-cell table:style-name="Table1.B2" office:value-type="string">
            <text:p text:style-name="P6"><text:a xlink:type="simple" xlink:href="https://icon-icons.com/es/icono/guardar-como-save/37111" text:style-name="Internet_20_link" text:visited-style-name="Visited_20_Internet_20_Link">https://icon-icons.com/es/icono/guardar-como-save/37111</text:a></text:p>
          </table:table-cell>
        </table:table-row>
        <table:table-row>
          <table:table-cell table:style-name="Table1.A2" office:value-type="string">
            <text:p text:style-name="P19">Instalacion en mac</text:p>
          </table:table-cell>
          <table:table-cell table:style-name="Table1.B2" office:value-type="string">
            <text:p text:style-name="P6"><text:a xlink:type="simple" xlink:href="https://dazzet.co/instalar-flutter-en-mac-usando-casi-en-todo-el-proceso-la-terminal/" text:style-name="Internet_20_link" text:visited-style-name="Visited_20_Internet_20_Link">https://dazzet.co/instalar-flutter-en-mac-usando-casi-en-todo-el-</text:a><text:a xlink:type="simple" xlink:href="https://dazzet.co/instalar-flutter-en-mac-usando-casi-en-todo-el-proceso-la-terminal/" text:style-name="Internet_20_link" text:visited-style-name="Visited_20_Internet_20_Link">proceso-la-terminal/</text:a></text:p>
            <text:p text:style-name="P7">28 de abril 2019</text:p>
          </table:table-cell>
        </table:table-row>
        <table:table-row>
          <table:table-cell table:style-name="Table1.A2" office:value-type="string">
            <text:p text:style-name="P28">codemagic</text:p>
          </table:table-cell>
          <table:table-cell table:style-name="Table1.B2" office:value-type="string">
            <text:p text:style-name="P6"><text:a xlink:type="simple" xlink:href="https://blog.codemagic.io/practical-guide-flutter-firebase-codemagic/" text:style-name="Internet_20_link" text:visited-style-name="Visited_20_Internet_20_Link">https://blog.codemagic.io/practical-guide-flutter-firebase-codemagic/</text:a></text:p>
          </table:table-cell>
        </table:table-row>
        <table:table-row>
          <table:table-cell table:style-name="Table1.A2" office:value-type="string">
            <text:p text:style-name="P18">Mapas</text:p>
          </table:table-cell>
          <table:table-cell table:style-name="Table1.B2" office:value-type="string">
            <text:p text:style-name="P6"><text:a xlink:type="simple" xlink:href="https://norfipc.com/mapas/index.php" text:style-name="Internet_20_link" text:visited-style-name="Visited_20_Internet_20_Link">https://norfipc.com/mapas/index.php</text:a></text:p>
          </table:table-cell>
        </table:table-row>
        <table:table-row>
          <table:table-cell table:style-name="Table1.A2" office:value-type="string">
            <text:p text:style-name="P22">Reactive</text:p>
          </table:table-cell>
          <table:table-cell table:style-name="Table1.B2" office:value-type="string">
            <text:p text:style-name="P6"><text:a xlink:type="simple" xlink:href="https://gist.github.com/staltz/868e7e9bc2a7b8c1f754" text:style-name="Internet_20_link" text:visited-style-name="Visited_20_Internet_20_Link">https://gist.github.com/staltz/868e7e9bc2a7b8c1f754</text:a></text:p>
            <text:p text:style-name="P10">que es reactive</text:p>
          </table:table-cell>
        </table:table-row>
        <table:table-row>
          <table:table-cell table:style-name="Table1.A2" office:value-type="string">
            <text:p text:style-name="P24">Reconocimiento facial</text:p>
          </table:table-cell>
          <table:table-cell table:style-name="Table1.B2" office:value-type="string">
            <text:p text:style-name="P6"><text:a xlink:type="simple" xlink:href="https://medium.com/flutter-community/flutter-face-detection-ac18e3e2211f" text:style-name="Internet_20_link" text:visited-style-name="Visited_20_Internet_20_Link">https://medium.com/flutter-community/flutter-face-detection-ac18e3e2211f</text:a></text:p>
          </table:table-cell>
        </table:table-row>
        <table:table-row>
          <table:table-cell table:style-name="Table1.A23" office:value-type="string">
            <text:p text:style-name="P20">Redes proxy</text:p>
          </table:table-cell>
          <table:table-cell table:style-name="Table1.B23" office:value-type="string">
            <text:p text:style-name="P6"><text:a xlink:type="simple" xlink:href="https://medium.com/hoursofoperation/use-charles-proxy-to-debug-network-requests-in-flutter-apps-2f2083275cad" text:style-name="Internet_20_link" text:visited-style-name="Visited_20_Internet_20_Link">https://medium.com/hoursofoperation/use-charles-proxy-to-debug-</text:a><text:a xlink:type="simple" xlink:href="https://medium.com/hoursofoperation/use-charles-proxy-to-debug-network-requests-in-flutter-apps-2f2083275cad" text:style-name="Internet_20_link" text:visited-style-name="Visited_20_Internet_20_Link">network-requests-in-flutter-apps-2f2083275cad</text:a></text:p>
            <text:p text:style-name="P8">30/8/2019</text:p>
          </table:table-cell>
        </table:table-row>
        <table:table-row>
          <table:table-cell table:style-name="Table1.A2" office:value-type="string">
            <text:p text:style-name="P20">Shared preferences</text:p>
          </table:table-cell>
          <table:table-cell table:style-name="Table1.B2" office:value-type="string">
            <text:p text:style-name="P6"><text:a xlink:type="simple" xlink:href="https://medium.com/better-programming/flutter-how-to-save-objects-in-sharedpreferences-b7880d0ee2e4" text:style-name="Internet_20_link" text:visited-style-name="Visited_20_Internet_20_Link">https://medium.com/better-programming/flutter-how-to-save-</text:a><text:soft-page-break/><text:a xlink:type="simple" xlink:href="https://medium.com/better-programming/flutter-how-to-save-objects-in-sharedpreferences-b7880d0ee2e4" text:style-name="Internet_20_link" text:visited-style-name="Visited_20_Internet_20_Link">objects-in-sharedpreferences-b7880d0ee2e4</text:a></text:p>
          </table:table-cell>
        </table:table-row>
        <table:table-row>
          <table:table-cell table:style-name="Table1.A2" office:value-type="string">
            <text:p text:style-name="P21">Yacc</text:p>
          </table:table-cell>
          <table:table-cell table:style-name="Table1.B2" office:value-type="string">
            <text:p text:style-name="P6"><text:a xlink:type="simple" xlink:href="https://github.com/thosakwe/dart_yacc" text:style-name="Internet_20_link" text:visited-style-name="Visited_20_Internet_20_Link">https://github.com/thosakwe/dart_yacc</text:a></text:p>
          </table:table-cell>
        </table:table-row>
        <table:table-row>
          <table:table-cell table:style-name="Table1.A2" office:value-type="string">
            <text:p text:style-name="P32">Task Manager</text:p>
          </table:table-cell>
          <table:table-cell table:style-name="Table1.B2" office:value-type="string">
            <text:p text:style-name="P6"><text:a xlink:type="simple" xlink:href="https://proandroiddev.com/google-analytics-with-gtm-and-firebase-b4bdc80a0637" text:style-name="Internet_20_link" text:visited-style-name="Visited_20_Internet_20_Link">https://proandroiddev.com/google-analytics-with-gtm-and-firebase-b4bdc80a0637</text:a></text:p>
          </table:table-cell>
        </table:table-row>
        <table:table-row>
          <table:table-cell table:style-name="Table1.A2" office:value-type="string">
            <text:p text:style-name="Standard">tar: Failed to set default locale</text:p>
            <text:p text:style-name="P32"/>
          </table:table-cell>
          <table:table-cell table:style-name="Table1.B2" office:value-type="string">
            <text:p text:style-name="P11">defaults write org.R-project.R force.LANG en_US.UTF-8</text:p>
          </table:table-cell>
        </table:table-row>
        <table:table-row>
          <table:table-cell table:style-name="Table1.A2" office:value-type="string">
            <text:p text:style-name="P12">uis</text:p>
          </table:table-cell>
          <table:table-cell table:style-name="Table1.B2" office:value-type="string">
            <text:p text:style-name="P11"><text:a xlink:type="simple" xlink:href="https://medium.com/flutter-community/master-flutter-essentials-intensify-powerful-uis-d2e2aa6c79b8" text:style-name="Internet_20_link" text:visited-style-name="Visited_20_Internet_20_Link">https://medium.com/flutter-community/master-flutter-essentials-intensify-powerful-uis-d2e2aa6c79b8</text:a></text:p>
          </table:table-cell>
        </table:table-row>
        <table:table-row>
          <table:table-cell table:style-name="Table1.A2" office:value-type="string">
            <text:p text:style-name="P43">Utiles</text:p>
          </table:table-cell>
          <table:table-cell table:style-name="Table1.B2" office:value-type="string">
            <text:p text:style-name="P11"><text:a xlink:type="simple" xlink:href="https://pub.dev/packages/basic_utils#-readme-tab-" text:style-name="Internet_20_link" text:visited-style-name="Visited_20_Internet_20_Link">https://pub.dev/packages/basic_utils#-readme-tab-</text:a></text:p>
          </table:table-cell>
        </table:table-row>
      </table:table>
      <text:p text:style-name="Standard"/>
      <text:p text:style-name="Standard"/>
      <text:p text:style-name="Standard"/>
      <text:p text:style-name="Standard"><text:a xlink:type="simple" xlink:href="https://blog.codemagic.io/firebase-authentication-google-sign-in-using-flutter/" text:style-name="Internet_20_link" text:visited-style-name="Visited_20_Internet_20_Link">https://blog.codemagic.io/firebase-authentication-google-sign-in-using-flutter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Arial, sans-serif"/>
    <style:font-face style:name="apple-system" svg:font-family="apple-system, system-ui, system-ui, 'Segoe UI', Roboto, Oxygen-Sans, Ubuntu, Cantarell, 'Helvetica Neue', Helvetica, Arial, sans-serif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bcbcbc" draw:end-color="#ededed" draw:start-intensity="100%" draw:end-intensity="100%" draw:angle="1800" draw:border="0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5</text:page-number><text:span text:style-name="MT2"><text:s/>de </text:span><text:page-count style:num-format="1">5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9</meta:editing-cycles>
    <meta:creation-date>2019-09-07T21:21:03.876791480</meta:creation-date>
    <meta:editing-duration>P1DT21H3M54S</meta:editing-duration>
    <meta:generator>LibreOffice/6.2.7.1$MacOSX_X86_64 LibreOffice_project/23edc44b61b830b7d749943e020e96f5a7df63bf</meta:generator>
    <dc:date>2019-11-04T16:30:04.126670671</dc:date>
    <meta:document-statistic meta:table-count="1" meta:image-count="0" meta:object-count="0" meta:page-count="5" meta:paragraph-count="94" meta:word-count="144" meta:character-count="3852" meta:non-whitespace-character-count="380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